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f9d88" officeooo:paragraph-rsid="000f9d88"/>
    </style:style>
    <style:style style:name="P2" style:family="paragraph" style:parent-style-name="Standard">
      <style:text-properties fo:color="#ff0000" officeooo:rsid="000f9d88" officeooo:paragraph-rsid="000f9d88"/>
    </style:style>
    <style:style style:name="P3" style:family="paragraph" style:parent-style-name="Standard">
      <style:text-properties fo:color="#ff0000" officeooo:rsid="0010e982" officeooo:paragraph-rsid="0010e982"/>
    </style:style>
    <style:style style:name="P4" style:family="paragraph" style:parent-style-name="Standard">
      <style:text-properties fo:color="#ff0000" officeooo:rsid="0011f58c" officeooo:paragraph-rsid="0011f58c"/>
    </style:style>
    <style:style style:name="P5" style:family="paragraph" style:parent-style-name="Standard">
      <style:text-properties fo:color="#ff0000" officeooo:rsid="0012c1b0" officeooo:paragraph-rsid="0012c1b0"/>
    </style:style>
    <style:style style:name="P6" style:family="paragraph" style:parent-style-name="Standard">
      <style:text-properties fo:color="#ff0000" officeooo:rsid="00181d7e" officeooo:paragraph-rsid="00181d7e"/>
    </style:style>
    <style:style style:name="P7" style:family="paragraph" style:parent-style-name="Standard">
      <style:text-properties fo:color="#ff0000" officeooo:rsid="001ca242" officeooo:paragraph-rsid="001ca242"/>
    </style:style>
    <style:style style:name="P8" style:family="paragraph" style:parent-style-name="Standard">
      <style:text-properties fo:color="#ff0000" officeooo:rsid="001f020a" officeooo:paragraph-rsid="001f020a"/>
    </style:style>
    <style:style style:name="P9" style:family="paragraph" style:parent-style-name="Standard">
      <style:text-properties fo:color="#ff0000" officeooo:rsid="001f9aa2" officeooo:paragraph-rsid="001f9aa2"/>
    </style:style>
    <style:style style:name="P10" style:family="paragraph" style:parent-style-name="Standard">
      <style:text-properties officeooo:rsid="0010e982" officeooo:paragraph-rsid="0010e982"/>
    </style:style>
    <style:style style:name="P11" style:family="paragraph" style:parent-style-name="Standard">
      <style:text-properties officeooo:rsid="0011f58c" officeooo:paragraph-rsid="0011f58c"/>
    </style:style>
    <style:style style:name="P12" style:family="paragraph" style:parent-style-name="Standard">
      <style:text-properties officeooo:rsid="0012c1b0" officeooo:paragraph-rsid="0012c1b0"/>
    </style:style>
    <style:style style:name="P13" style:family="paragraph" style:parent-style-name="Standard" style:list-style-name="L1">
      <style:text-properties officeooo:rsid="0012c1b0" officeooo:paragraph-rsid="0012c1b0"/>
    </style:style>
    <style:style style:name="P14" style:family="paragraph" style:parent-style-name="Standard" style:list-style-name="L1">
      <style:text-properties officeooo:rsid="0013dac9" officeooo:paragraph-rsid="0013dac9"/>
    </style:style>
    <style:style style:name="P15" style:family="paragraph" style:parent-style-name="Standard" style:list-style-name="L1">
      <style:text-properties officeooo:rsid="0014ea72" officeooo:paragraph-rsid="0014ea72"/>
    </style:style>
    <style:style style:name="P16" style:family="paragraph" style:parent-style-name="Standard">
      <style:text-properties officeooo:rsid="0016bb25" officeooo:paragraph-rsid="0016bb25"/>
    </style:style>
    <style:style style:name="P17" style:family="paragraph" style:parent-style-name="Standard" style:list-style-name="L2">
      <style:text-properties officeooo:rsid="0016bb25" officeooo:paragraph-rsid="0016bb25"/>
    </style:style>
    <style:style style:name="P18" style:family="paragraph" style:parent-style-name="Standard" style:list-style-name="L3">
      <style:text-properties officeooo:rsid="0016bb25" officeooo:paragraph-rsid="0016bb25"/>
    </style:style>
    <style:style style:name="P19" style:family="paragraph" style:parent-style-name="Standard">
      <style:text-properties fo:color="#0000cc" officeooo:rsid="0016bb25" officeooo:paragraph-rsid="0016bb25"/>
    </style:style>
    <style:style style:name="P20" style:family="paragraph" style:parent-style-name="Standard" style:list-style-name="L4">
      <style:text-properties officeooo:rsid="00181d7e" officeooo:paragraph-rsid="00181d7e"/>
    </style:style>
    <style:style style:name="P21" style:family="paragraph" style:parent-style-name="Standard" style:list-style-name="L4">
      <style:text-properties officeooo:rsid="00193464" officeooo:paragraph-rsid="00193464"/>
    </style:style>
    <style:style style:name="P22" style:family="paragraph" style:parent-style-name="Standard" style:list-style-name="L4">
      <style:text-properties officeooo:rsid="001a11d2" officeooo:paragraph-rsid="001a11d2"/>
    </style:style>
    <style:style style:name="P23" style:family="paragraph" style:parent-style-name="Standard" style:list-style-name="L4">
      <style:text-properties officeooo:rsid="001bd054" officeooo:paragraph-rsid="001bd054"/>
    </style:style>
    <style:style style:name="P24" style:family="paragraph" style:parent-style-name="Standard">
      <style:text-properties officeooo:rsid="001bd054" officeooo:paragraph-rsid="001bd054"/>
    </style:style>
    <style:style style:name="P25" style:family="paragraph" style:parent-style-name="Standard">
      <style:text-properties officeooo:rsid="001ca242" officeooo:paragraph-rsid="001ca242"/>
    </style:style>
    <style:style style:name="P26" style:family="paragraph" style:parent-style-name="Standard" style:list-style-name="L5">
      <style:text-properties officeooo:rsid="001ca242" officeooo:paragraph-rsid="001ca242"/>
    </style:style>
    <style:style style:name="P27" style:family="paragraph" style:parent-style-name="Standard" style:list-style-name="L6">
      <style:text-properties officeooo:rsid="001ca242" officeooo:paragraph-rsid="001ca242"/>
    </style:style>
    <style:style style:name="P28" style:family="paragraph" style:parent-style-name="Standard">
      <style:text-properties officeooo:rsid="001d9740" officeooo:paragraph-rsid="001d9740"/>
    </style:style>
    <style:style style:name="P29" style:family="paragraph" style:parent-style-name="Standard">
      <style:text-properties fo:font-weight="bold" officeooo:rsid="001d9740" officeooo:paragraph-rsid="001d9740" style:font-weight-asian="bold" style:font-weight-complex="bold"/>
    </style:style>
    <style:style style:name="P30" style:family="paragraph" style:parent-style-name="Standard">
      <style:text-properties officeooo:rsid="001f020a" officeooo:paragraph-rsid="001f020a"/>
    </style:style>
    <style:style style:name="P31" style:family="paragraph" style:parent-style-name="Standard">
      <style:text-properties officeooo:rsid="001f9aa2" officeooo:paragraph-rsid="001f9aa2"/>
    </style:style>
    <style:style style:name="P32" style:family="paragraph" style:parent-style-name="Standard">
      <style:text-properties officeooo:rsid="00204d34" officeooo:paragraph-rsid="00204d34"/>
    </style:style>
    <style:style style:name="P33" style:family="paragraph" style:parent-style-name="Standard" style:list-style-name="L7">
      <style:text-properties officeooo:rsid="00204d34" officeooo:paragraph-rsid="00204d34"/>
    </style:style>
    <style:style style:name="T1" style:family="text">
      <style:text-properties officeooo:rsid="00191026"/>
    </style:style>
    <style:style style:name="T2" style:family="text">
      <style:text-properties fo:color="#009900"/>
    </style:style>
    <style:style style:name="T3" style:family="text">
      <style:text-properties officeooo:rsid="001f9aa2"/>
    </style:style>
    <style:style style:name="T4" style:family="text">
      <style:text-properties officeooo:rsid="0021267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9181in" fo:text-indent="-0.25in" fo:margin-left="0.918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681in" fo:text-indent="-0.25in" fo:margin-left="1.168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181in" fo:text-indent="-0.25in" fo:margin-left="1.418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681in" fo:text-indent="-0.25in" fo:margin-left="1.668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181in" fo:text-indent="-0.25in" fo:margin-left="1.918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681in" fo:text-indent="-0.25in" fo:margin-left="2.168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181in" fo:text-indent="-0.25in" fo:margin-left="2.418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681in" fo:text-indent="-0.25in" fo:margin-left="2.668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181in" fo:text-indent="-0.25in" fo:margin-left="2.918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681in" fo:text-indent="-0.25in" fo:margin-left="3.1681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4181in" fo:text-indent="-0.25in" fo:margin-left="1.418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681in" fo:text-indent="-0.25in" fo:margin-left="1.668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181in" fo:text-indent="-0.25in" fo:margin-left="1.918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1681in" fo:text-indent="-0.25in" fo:margin-left="2.168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181in" fo:text-indent="-0.25in" fo:margin-left="2.418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6681in" fo:text-indent="-0.25in" fo:margin-left="2.668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181in" fo:text-indent="-0.25in" fo:margin-left="2.918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1681in" fo:text-indent="-0.25in" fo:margin-left="3.168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181in" fo:text-indent="-0.25in" fo:margin-left="3.418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6681in" fo:text-indent="-0.25in" fo:margin-left="3.6681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visioning</text:p>
      <text:p text:style-name="P1">To have some server to begin setup your project, the server can be dedicated or physical server or virtual machine on cloud. If you can always use cloud because it is more portable and exposed with different API.</text:p>
      <text:p text:style-name="P2">Automation &amp; Configuration Management</text:p>
      <text:p text:style-name="P1">It means we install packages and tools on the server, such as PHP and Apache.</text:p>
      <text:p text:style-name="P3">Deployment</text:p>
      <text:p text:style-name="P10">On top of this we can deploy our application.</text:p>
      <text:p text:style-name="P10"/>
      <text:p text:style-name="P4">Configuration Management</text:p>
      <text:p text:style-name="Standard">CM is a systems engineering process for establishing and maintaining consistency of a product's performance, functional, and physical attributes with its requirements, design, and operational information throughout its life.</text:p>
      <text:p text:style-name="P11">So it is to maintain the consistency of our software configuration.</text:p>
      <text:p text:style-name="P12">For example we have Apache configuration file and we need to maintain this file always during update process.</text:p>
      <text:p text:style-name="P11"/>
      <text:p text:style-name="P5">Why Automation</text:p>
      <text:list xml:id="list1162760205284134990" text:style-name="L1">
        <text:list-item>
          <text:p text:style-name="P13">A lot of servers means infrastructure become unmanageable.</text:p>
        </text:list-item>
        <text:list-item>
          <text:p text:style-name="P13">Too much change that we have to manage.</text:p>
        </text:list-item>
        <text:list-item>
          <text:p text:style-name="P14">Outdated documentation.</text:p>
        </text:list-item>
        <text:list-item>
          <text:p text:style-name="P15">No way to easily recreate the environment.</text:p>
        </text:list-item>
      </text:list>
      <text:p text:style-name="P19">Benefits</text:p>
      <text:list xml:id="list5834822018154028925" text:style-name="L2">
        <text:list-item>
          <text:p text:style-name="P17">Automation tools will help us deliver &amp; maintain software on our servers, as code.</text:p>
        </text:list-item>
        <text:list-item>
          <text:p text:style-name="P17">Infrastructure becomes code</text:p>
        </text:list-item>
      </text:list>
      <text:list xml:id="list6095645497197985801" text:style-name="L3">
        <text:list-item>
          <text:p text:style-name="P18"><text:s text:c="4"/>It becomes maintainable</text:p>
        </text:list-item>
        <text:list-item>
          <text:p text:style-name="P18"><text:s text:c="4"/>Version controlled</text:p>
        </text:list-item>
        <text:list-item>
          <text:p text:style-name="P18"><text:s text:c="4"/>Testable /we can test everything on virtual machine/</text:p>
        </text:list-item>
        <text:list-item>
          <text:p text:style-name="P18">Collaborative /we can wrok as a team the infrastructure/</text:p>
        </text:list-item>
      </text:list>
      <text:p text:style-name="P16"/>
      <text:p text:style-name="P6">Guidelines</text:p>
      <text:list xml:id="list6263955216440082256" text:style-name="L4">
        <text:list-item>
          <text:p text:style-name="P20">If possible, try to use IaaS<text:span text:style-name="T1">, the reason that we will have a programmable provisioning process, more efficient to quickly run a machine, better manageable and make the infr. a lot simple.</text:span></text:p>
        </text:list-item>
        <text:list-item>
          <text:p text:style-name="P21">Use Git when you are developing.</text:p>
        </text:list-item>
        <text:list-item>
          <text:p text:style-name="P22">Make sue you understand your infrastructure, we cannot automate our work without this.</text:p>
        </text:list-item>
        <text:list-item>
          <text:p text:style-name="P23">Make use of automated testing before deploying.</text:p>
        </text:list-item>
      </text:list>
      <text:p text:style-name="P24"/>
      <text:p text:style-name="P7">Provisioning</text:p>
      <text:list xml:id="list8114923395884850634" text:style-name="L5">
        <text:list-item>
          <text:p text:style-name="P26">Huge difference between on-premise and cloud.</text:p>
        </text:list-item>
        <text:list-item>
          <text:p text:style-name="P26">Cloud is more flexible.</text:p>
        </text:list-item>
      </text:list>
      <text:list xml:id="list2684648333648596567" text:style-name="L6">
        <text:list-item>
          <text:p text:style-name="P27">On-demand resources.</text:p>
        </text:list-item>
        <text:list-item>
          <text:p text:style-name="P27">Great APT which help to automate every single bit of your process.</text:p>
        </text:list-item>
      </text:list>
      <text:p text:style-name="P29">Cloud provisioning</text:p>
      <text:p text:style-name="P28">Cloud providers expose APIs</text:p>
      <text:p text:style-name="P28">Instance provisioning is done in minutes.</text:p>
      <text:p text:style-name="P28">Resources are on-demand</text:p>
      <text:p text:style-name="P28">Instances can be started and stopped easily, with pay-as-you-go pricing.</text:p>
      <text:p text:style-name="P28"/>
      <text:p text:style-name="P8"><text:soft-page-break/>Common Services Types</text:p>
      <text:p text:style-name="P30"><text:span text:style-name="T2">IaaS</text:span> cloud providers will provision a Linux/Windows server, you need to maintain OS and configuration yourself.</text:p>
      <text:p text:style-name="P30"><text:span text:style-name="T2">DBaaS</text:span> managed database, you don't need to maintain underlying OS.<text:span text:style-name="T3"> /very time saving!!/</text:span></text:p>
      <text:p text:style-name="P31"><text:span text:style-name="T2">PaaS</text:span> OS is managed for you. You deploy software packages.</text:p>
      <text:p text:style-name="P31"/>
      <text:p text:style-name="P9">Plan &amp; Monitor</text:p>
      <text:list xml:id="list6799451372194403120" text:style-name="L7">
        <text:list-item>
          <text:p text:style-name="P33">The Operations team should plan &amp; monitor progress using the same methodologies development teams.</text:p>
        </text:list-item>
        <text:list-item>
          <text:p text:style-name="P33">Operations should also follows the agile approach (scrum or kanban).</text:p>
        </text:list-item>
      </text:list>
      <text:p text:style-name="P32">In practice Scrum is often used in larger organizations; all tasks should be logged in a central system (e.g. JIRA), there should be every day stand-up meetings to monitor progress, identify blockers.<text:span text:style-name="T4"> Tasks should be broken to one-day tasks.</text:span></text:p>
      <text:p text:style-name="P32"/>
      <text:p text:style-name="P25"/>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8T19:07:07.902826224</meta:creation-date>
    <meta:generator>LibreOffice/4.2.8.2$Linux_X86_64 LibreOffice_project/420m0$Build-2</meta:generator>
    <dc:date>2016-11-08T19:40:24.537581948</dc:date>
    <meta:editing-duration>PT28M15S</meta:editing-duration>
    <meta:editing-cycles>19</meta:editing-cycles>
    <meta:document-statistic meta:table-count="0" meta:image-count="0" meta:object-count="0" meta:page-count="2" meta:paragraph-count="45" meta:word-count="432" meta:character-count="2702" meta:non-whitespace-character-count="2323"/>
  </office:meta>
</office:document-meta>
</file>